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onaco" svg:font-family="Monac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 fo:background-color="#D9D9D9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top" fo:wrap-option="wrap" fo:background-color="#FCE5CD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wrap-option="wrap" fo:background-color="#FCE5CD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top" fo:wrap-option="wrap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333333" style:font-name="Monaco" style:font-name-asian="Monaco" style:font-name-complex="Monaco"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333333"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top" fo:wrap-option="wrap"/>
      <style:text-properties fo:color="#FF0000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top" fo:wrap-option="wrap"/>
      <style:text-properties fo:color="#FF0000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3.64066666666667cm"/>
    </style:style>
    <style:style style:name="co2" style:family="table-column">
      <style:table-column-properties fo:break-before="auto" style:column-width="1.79916666666667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5.6515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11.4088333333333cm"/>
    </style:style>
    <style:style style:name="co7" style:family="table-column">
      <style:table-column-properties fo:break-before="auto" style:column-width="18.0763333333333cm"/>
    </style:style>
    <style:style style:name="co8" style:family="table-column">
      <style:table-column-properties fo:break-before="auto" style:column-width="8.128cm"/>
    </style:style>
    <style:style style:name="co9" style:family="table-column">
      <style:table-column-properties fo:break-before="auto" style:column-width="7.112cm"/>
    </style:style>
    <style:style style:name="co10" style:family="table-column">
      <style:table-column-properties fo:break-before="auto" style:column-width="2.83633333333333cm"/>
    </style:style>
    <style:style style:name="co11" style:family="table-column">
      <style:table-column-properties fo:break-before="auto" style:column-width="1.98966666666667cm"/>
    </style:style>
    <style:style style:name="ro1" style:family="table-row">
      <style:table-row-properties style:row-height="41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82.8pt" style:use-optimal-row-height="true" fo:break-before="auto"/>
    </style:style>
    <style:style style:name="ro5" style:family="table-row">
      <style:table-row-properties style:row-height="110.4pt" style:use-optimal-row-height="true" fo:break-before="auto"/>
    </style:style>
    <style:style style:name="ro6" style:family="table-row">
      <style:table-row-properties style:row-height="96.6pt" style:use-optimal-row-height="true" fo:break-before="auto"/>
    </style:style>
    <style:style style:name="ro7" style:family="table-row">
      <style:table-row-properties style:row-height="55.2pt" style:use-optimal-row-height="true" fo:break-before="auto"/>
    </style:style>
    <style:style style:name="ro8" style:family="table-row">
      <style:table-row-properties style:row-height="207pt" style:use-optimal-row-height="true" fo:break-before="auto"/>
    </style:style>
    <style:style style:name="ro9" style:family="table-row">
      <style:table-row-properties style:row-height="234.6pt" style:use-optimal-row-height="true" fo:break-before="auto"/>
    </style:style>
    <style:style style:name="ro10" style:family="table-row">
      <style:table-row-properties style:row-height="124.2pt" style:use-optimal-row-height="true" fo:break-before="auto"/>
    </style:style>
    <style:style style:name="ro11" style:family="table-row">
      <style:table-row-properties style:row-height="303.6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eld_Standard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1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Sectio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r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Field Name Prefix</text:p>
          </table:table-cell>
          <table:table-cell office:value-type="string" table:style-name="ce2">
            <text:p>Field Name</text:p>
          </table:table-cell>
          <table:table-cell office:value-type="string" table:style-name="ce2">
            <text:p>Field Label</text:p>
          </table:table-cell>
          <table:table-cell office:value-type="string" table:style-name="ce2">
            <text:p>Field Type</text:p>
          </table:table-cell>
          <table:table-cell office:value-type="string" table:style-name="ce2">
            <text:p>Salesforce Standard or Custom</text:p>
          </table:table-cell>
          <table:table-cell office:value-type="string" table:style-name="ce2">
            <text:p>Value Names (if picklist)</text:p>
          </table:table-cell>
          <table:table-cell office:value-type="string" table:style-name="ce2">
            <text:p>Value Labels (if picklist)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Notes</text:p>
          </table:table-cell>
          <table:table-cell table:number-columns-repeated="18" table:style-name="ce3"/>
          <table:table-cell table:number-columns-repeated="16353"/>
        </table:table-row>
        <table:table-row table:style-name="ro2">
          <table:table-cell office:value-type="string" table:style-name="ce4">
            <text:p>Organisation</text:p>
          </table:table-cell>
          <table:table-cell table:number-columns-repeated="30" table:style-name="ce5"/>
          <table:table-cell table:number-columns-repeated="16353"/>
        </table:table-row>
        <table:table-row-group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Name</text:p>
            </table:table-cell>
            <table:table-cell office:value-type="string" table:style-name="ce6">
              <text:p>Organisation Nam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name of the organisation</text:p>
            </table:table-cell>
            <table:table-cell table:number-columns-repeated="19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City</text:p>
            </table:table-cell>
            <table:table-cell office:value-type="string" table:style-name="ce6">
              <text:p>Shipping Cit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City portion of primary mailing or shipping address.</text:p>
            </table:table-cell>
            <table:table-cell office:value-type="string" table:style-name="ce6">
              <text:p>Uses Salesforce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Country</text:p>
            </table:table-cell>
            <table:table-cell office:value-type="string" table:style-name="ce6">
              <text:p>Shipping Country</text:p>
            </table:table-cell>
            <table:table-cell office:value-type="string" table:style-name="ce6">
              <text:p>Picklist or Text</text:p>
            </table:table-cell>
            <table:table-cell office:value-type="string" table:style-name="ce6">
              <text:p>Standard</text:p>
            </table:table-cell>
            <table:table-cell table:style-name="ce8"/>
            <table:table-cell office:value-type="string" table:style-name="ce8">
              <text:p>[Use ISO 3166 country codes standard]</text:p>
            </table:table-cell>
            <table:table-cell office:value-type="string" table:style-name="ce6">
              <text:p>Country portion of primary mailing or shipping address.</text:p>
            </table:table-cell>
            <table:table-cell office:value-type="string" table:style-name="ce6">
              <text:p>Uses Salesforce address compound field. Use ISO 3166 country codes standard</text:p>
            </table:table-cell>
            <table:table-cell table:number-columns-repeated="18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State</text:p>
            </table:table-cell>
            <table:table-cell office:value-type="string" table:style-name="ce6">
              <text:p>Shipping State/Province</text:p>
            </table:table-cell>
            <table:table-cell office:value-type="string" table:style-name="ce6">
              <text:p>Picklist or 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State or province portion of primary mailing or shipping address. Entry is selected from a picklist of standard values or entered as text.</text:p>
            </table:table-cell>
            <table:table-cell office:value-type="string" table:style-name="ce6">
              <text:p>Uses Salesforce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Street</text:p>
            </table:table-cell>
            <table:table-cell office:value-type="string" table:style-name="ce6">
              <text:p>Shipping Street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Primary mailing or shipping street address of organisation.</text:p>
            </table:table-cell>
            <table:table-cell office:value-type="string" table:style-name="ce6">
              <text:p>Uses Salesforce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PostalCode</text:p>
            </table:table-cell>
            <table:table-cell office:value-type="string" table:style-name="ce6">
              <text:p>Shipping Zip/Postal Cod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Zip or postal code portion of primary mailing or shipping address.</text:p>
            </table:table-cell>
            <table:table-cell office:value-type="string" table:style-name="ce6">
              <text:p>Uses Salesforce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Longitude</text:p>
            </table:table-cell>
            <table:table-cell office:value-type="string" table:style-name="ce6">
              <text:p>Long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geolocation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ShippingLatitude</text:p>
            </table:table-cell>
            <table:table-cell office:value-type="string" table:style-name="ce6">
              <text:p>Lat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geolocation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4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Phone</text:p>
            </table:table-cell>
            <table:table-cell office:value-type="string" table:style-name="ce6">
              <text:p>Phon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primary telephone number of the organisation.</text:p>
            </table:table-cell>
            <table:table-cell office:value-type="string" table:style-name="ce6">
              <text:p>E.164 standard numbers are formatted [+] [country code] [subscriber number including area code] and can have a maximum of fifteen digits.</text:p>
              <text:p/>
              <text:p>Regular Expression: ^\+?[1-9]\d{1,14}$</text:p>
            </table:table-cell>
            <table:table-cell table:number-columns-repeated="18" table:style-name="ce6"/>
            <table:table-cell table:number-columns-repeated="16353"/>
          </table:table-row>
          <table:table-row table:style-name="ro5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org_</text:p>
            </table:table-cell>
            <table:table-cell office:value-type="string" table:style-name="ce6">
              <text:p>Type</text:p>
            </table:table-cell>
            <table:table-cell office:value-type="string" table:style-name="ce6">
              <text:p>Type</text:p>
            </table:table-cell>
            <table:table-cell office:value-type="string" table:style-name="ce6">
              <text:p>Picklist</text:p>
            </table:table-cell>
            <table:table-cell office:value-type="string" table:style-name="ce9">
              <text:p>Standard [custom values]</text:p>
            </table:table-cell>
            <table:table-cell office:value-type="string" table:style-name="ce6">
              <text:p>NGO</text:p>
              <text:p>LawEnforcement</text:p>
              <text:p>HealthServiceOrganisation</text:p>
              <text:p>CentralGovernmentOrganisation</text:p>
              <text:p>LocalGovernmentOrganisation</text:p>
              <text:p>ImmigrationService</text:p>
              <text:p>LegalService</text:p>
              <text:p>CorporateBusiness</text:p>
            </table:table-cell>
            <table:table-cell office:value-type="string" table:style-name="ce6">
              <text:p>NGO</text:p>
              <text:p>Law Enforcement</text:p>
              <text:p>Health Service Organisation</text:p>
              <text:p>Central Government Organisation</text:p>
              <text:p>Local Government Organisation</text:p>
              <text:p>Immigration Service</text:p>
              <text:p>Legal Service</text:p>
              <text:p>Corporate Business</text:p>
            </table:table-cell>
            <table:table-cell office:value-type="string" table:style-name="ce6">
              <text:p>The organisation category.</text:p>
            </table:table-cell>
            <table:table-cell table:number-columns-repeated="19" table:style-name="ce6"/>
            <table:table-cell table:number-columns-repeated="16353"/>
          </table:table-row>
        </table:table-row-group>
        <table:table-row table:style-name="ro2">
          <table:table-cell office:value-type="string" table:style-name="ce4">
            <text:p>Person</text:p>
          </table:table-cell>
          <table:table-cell table:number-columns-repeated="30" table:style-name="ce5"/>
          <table:table-cell table:number-columns-repeated="16353"/>
        </table:table-row>
        <table:table-row-group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Salutation</text:p>
            </table:table-cell>
            <table:table-cell office:value-type="string" table:style-name="ce6">
              <text:p>Salutation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name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FirstName</text:p>
            </table:table-cell>
            <table:table-cell office:value-type="string" table:style-name="ce6">
              <text:p>First Nam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name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iddleName</text:p>
            </table:table-cell>
            <table:table-cell office:value-type="string" table:style-name="ce6">
              <text:p>Middle Nam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Optionally uses Salesforce name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SecondName</text:p>
            </table:table-cell>
            <table:table-cell office:value-type="string" table:style-name="ce6">
              <text:p>Second Nam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name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Birthdate</text:p>
            </table:table-cell>
            <table:table-cell office:value-type="string" table:style-name="ce6">
              <text:p>Birth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Standard</text:p>
            </table:table-cell>
            <table:table-cell table:number-columns-repeated="22" table:style-name="ce6"/>
            <table:table-cell table:number-columns-repeated="16353"/>
          </table:table-row>
          <table:table-row table:style-name="ro6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Gender</text:p>
            </table:table-cell>
            <table:table-cell office:value-type="string" table:style-name="ce6">
              <text:p>Gender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Standard [custom values]</text:p>
            </table:table-cell>
            <table:table-cell office:value-type="string" table:style-name="ce6">
              <text:p>Male</text:p>
              <text:p>Female</text:p>
              <text:p>Transgender/NonConforming</text:p>
              <text:p>Unknown</text:p>
            </table:table-cell>
            <table:table-cell office:value-type="string" table:style-name="ce6">
              <text:p>Male</text:p>
              <text:p>Female</text:p>
              <text:p>Transgender/NonConforming</text:p>
              <text:p>Unknown</text:p>
            </table:table-cell>
            <table:table-cell office:value-type="string" table:style-name="ce6">
              <text:p>Designates the individual's expression or condition of being male, female, both or neither. This category considers the psychological, behavioral, social, and cultural aspects of being male, female, or non-binary (masculinity, femininity, neither, or a combination of both).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Deceased</text:p>
            </table:table-cell>
            <table:table-cell office:value-type="string" table:style-name="ce6">
              <text:p>Deceased</text:p>
            </table:table-cell>
            <table:table-cell office:value-type="string" table:style-name="ce6">
              <text:p>Checkbox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Indicates if the person is no longer alive.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Nationality</text:p>
            </table:table-cell>
            <table:table-cell office:value-type="string" table:style-name="ce6">
              <text:p>Nationality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Custom</text:p>
            </table:table-cell>
            <table:table-cell office:value-type="string" table:style-name="ce8">
              <text:p>Use ISO 3166 country codes standard two-letter country codes</text:p>
            </table:table-cell>
            <table:table-cell office:value-type="string" table:style-name="ce8">
              <text:p>Use ISO 3166 country codes standard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Title</text:p>
            </table:table-cell>
            <table:table-cell office:value-type="string" table:style-name="ce6">
              <text:p>Titl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person’s position within an organisation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Email</text:p>
            </table:table-cell>
            <table:table-cell office:value-type="string" table:style-name="ce6">
              <text:p>Email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2" table:style-name="ce6"/>
            <table:table-cell table:number-columns-repeated="16353"/>
          </table:table-row>
          <table:table-row table:style-name="ro4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HomePhone</text:p>
            </table:table-cell>
            <table:table-cell office:value-type="string" table:style-name="ce6">
              <text:p>Home Phon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E.164 standard numbers are formatted [+] [country code] [subscriber number including area code] and can have a maximum of fifteen digits.</text:p>
              <text:p/>
              <text:p>Regular Expression: ^\+?[1-9]\d{1,14}$</text:p>
            </table:table-cell>
            <table:table-cell table:number-columns-repeated="18" table:style-name="ce6"/>
            <table:table-cell table:number-columns-repeated="16353"/>
          </table:table-row>
          <table:table-row table:style-name="ro4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obilePhone</text:p>
            </table:table-cell>
            <table:table-cell office:value-type="string" table:style-name="ce6">
              <text:p>Mobile Phon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E.164 standard numbers are formatted [+] [country code] [subscriber number including area code] and can have a maximum of fifteen digits.</text:p>
              <text:p/>
              <text:p>Regular Expression: ^\+?[1-9]\d{1,14}$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ailingCity</text:p>
            </table:table-cell>
            <table:table-cell office:value-type="string" table:style-name="ce6">
              <text:p>Mailing Cit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city in the mailing address.</text:p>
            </table:table-cell>
            <table:table-cell office:value-type="string" table:style-name="ce6">
              <text:p>Uses Salesforce mailing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1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ailingCountry</text:p>
            </table:table-cell>
            <table:table-cell office:value-type="string" table:style-name="ce6">
              <text:p>Mailing Countr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office:value-type="string" table:style-name="ce8">
              <text:p>Use ISO 3166 country codes standard two-letter country codes</text:p>
            </table:table-cell>
            <table:table-cell office:value-type="string" table:style-name="ce8">
              <text:p>Use ISO 3166 country codes standard</text:p>
            </table:table-cell>
            <table:table-cell office:value-type="string" table:style-name="ce6">
              <text:p>The country in the mailing address.</text:p>
            </table:table-cell>
            <table:table-cell office:value-type="string" table:style-name="ce6">
              <text:p>Uses Salesforce address compound field. Use ISO 3166 country codes standard.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ailingState</text:p>
            </table:table-cell>
            <table:table-cell office:value-type="string" table:style-name="ce6">
              <text:p>Mailing State/Provinc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state or province in the mailing address.</text:p>
            </table:table-cell>
            <table:table-cell office:value-type="string" table:style-name="ce6">
              <text:p>Uses Salesforce mailing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6">
              <text:p>MailingStreet</text:p>
            </table:table-cell>
            <table:table-cell office:value-type="string" table:style-name="ce6">
              <text:p>Mailing Street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street in the mailing address.</text:p>
            </table:table-cell>
            <table:table-cell office:value-type="string" table:style-name="ce6">
              <text:p>Uses Salesforce mailing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10">
              <text:p>MailingPostalCode</text:p>
            </table:table-cell>
            <table:table-cell office:value-type="string" table:style-name="ce6">
              <text:p>Mailing Zip/Postal Cod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Standard</text:p>
            </table:table-cell>
            <table:table-cell table:number-columns-repeated="2" table:style-name="ce6"/>
            <table:table-cell office:value-type="string" table:style-name="ce6">
              <text:p>The zip or postal code in the mailing address.</text:p>
            </table:table-cell>
            <table:table-cell office:value-type="string" table:style-name="ce6">
              <text:p>Uses Salesforce mailing address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10">
              <text:p>MailingLongitude</text:p>
            </table:table-cell>
            <table:table-cell office:value-type="string" table:style-name="ce6">
              <text:p>Long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geolocation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rs_</text:p>
            </table:table-cell>
            <table:table-cell office:value-type="string" table:style-name="ce11">
              <text:p>MailingLatitude</text:p>
            </table:table-cell>
            <table:table-cell office:value-type="string" table:style-name="ce6">
              <text:p>Lat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Standard</text:p>
            </table:table-cell>
            <table:table-cell table:number-columns-repeated="3" table:style-name="ce6"/>
            <table:table-cell office:value-type="string" table:style-name="ce6">
              <text:p>Uses Salesforce geolocation compound field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office:value-type="string" table:style-name="ce4">
              <text:p>Person -</text:p>
              <text:p>Victim Context</text:p>
            </table:table-cell>
            <table:table-cell table:number-columns-repeated="30" table:style-name="ce5"/>
            <table:table-cell table:number-columns-repeated="16353"/>
          </table:table-row>
          <table:table-row table:style-name="ro7">
            <table:table-cell table:style-name="ce6"/>
            <table:table-cell office:value-type="string" table:style-name="ce6">
              <text:p>DRAFT</text:p>
            </table:table-cell>
            <table:table-cell table:style-name="ce6"/>
            <table:table-cell office:value-type="string" table:style-name="ce6">
              <text:p>Process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AgreementToManagePersonalData</text:p>
            </table:table-cell>
            <table:table-cell office:value-type="string" table:style-name="ce6">
              <text:p>Agreement to Manage Personal Data</text:p>
            </table:table-cell>
            <table:table-cell office:value-type="string" table:style-name="ce9">
              <text:p>Checkbox</text:p>
            </table:table-cell>
            <table:table-cell office:value-type="string" table:style-name="ce6">
              <text:p>Custom</text:p>
            </table:table-cell>
            <table:table-cell table:number-columns-repeated="2" table:style-name="ce9"/>
            <table:table-cell office:value-type="string" table:style-name="ce6">
              <text:p>Verifies if a client / beneficiary has agreed for their personal data to be managed by the organisation.</text:p>
            </table:table-cell>
            <table:table-cell office:value-type="string" table:style-name="ce6">
              <text:p>Seek guidance on country or region-specific personal identifable data laws regarding requirements to the consent and management of personal data.</text:p>
            </table:table-cell>
            <table:table-cell table:number-columns-repeated="18" table:style-name="ce6"/>
            <table:table-cell table:number-columns-repeated="16353"/>
          </table:table-row>
          <table:table-row table:style-name="ro3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RecruitmentWebsitesAndApps</text:p>
            </table:table-cell>
            <table:table-cell office:value-type="string" table:style-name="ce6">
              <text:p>Recruitment Websites and Apps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9">
              <text:p>Facebook</text:p>
              <text:p>Instagram</text:p>
              <text:p>WhatsApp</text:p>
              <text:p>Telegram</text:p>
              <text:p>Facebook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9">
              <text:p>Facebook</text:p>
              <text:p>Instagram</text:p>
              <text:p>WhatsApp</text:p>
              <text:p>Telegram</text:p>
              <text:p>Facebook 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6">
              <text:p>Indicates technology platforms used to identify potential vicitms.</text:p>
            </table:table-cell>
            <table:table-cell table:number-columns-repeated="19" table:style-name="ce6"/>
            <table:table-cell table:number-columns-repeated="16353"/>
          </table:table-row>
          <table:table-row table:style-name="ro8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MethodOfRecruitment</text:p>
            </table:table-cell>
            <table:table-cell office:value-type="string" table:style-name="ce6">
              <text:p>Method of Recruitment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Abduction</text:p>
              <text:p>Educational Facility</text:p>
              <text:p>Familial</text:p>
              <text:p>Internet (social media, online advertisement)</text:p>
              <text:p>International Marriage Broker (IMB)</text:p>
              <text:p>Intimate partner/marriage proposition</text:p>
              <text:p>Job offer/advertisement</text:p>
              <text:p>Posing as Benefactor</text:p>
              <text:p>Public Area</text:p>
              <text:p>Offer of Accommodation</text:p>
              <text:p>Shelter</text:p>
              <text:p>Smuggling, ransom</text:p>
              <text:p>Work</text:p>
              <text:p>Other</text:p>
              <text:p>Unknown</text:p>
            </table:table-cell>
            <table:table-cell office:value-type="string" table:style-name="ce6">
              <text:p>Abduction</text:p>
              <text:p>Educational Facility</text:p>
              <text:p>Familial</text:p>
              <text:p>Internet (social media, online advertisement)</text:p>
              <text:p>International Marriage Broker (IMB)</text:p>
              <text:p>Intimate partner/marriage proposition</text:p>
              <text:p>Job offer/advertisement</text:p>
              <text:p>Posing as Benefactor</text:p>
              <text:p>Public Area</text:p>
              <text:p>Offer of Accommodation</text:p>
              <text:p>Shelter</text:p>
              <text:p>Smuggling, ransom</text:p>
              <text:p>Work</text:p>
              <text:p>Other</text:p>
              <text:p>Unknown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LocationOfRecruitment</text:p>
            </table:table-cell>
            <table:table-cell office:value-type="string" table:style-name="ce6">
              <text:p>Location of Recruitment</text:p>
            </table:table-cell>
            <table:table-cell office:value-type="string" table:style-name="ce6">
              <text:p>Lookup [to organisation]</text:p>
            </table:table-cell>
            <table:table-cell office:value-type="string" table:style-name="ce9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9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MethodsOfControl</text:p>
            </table:table-cell>
            <table:table-cell office:value-type="string" table:style-name="ce6">
              <text:p>Methods of Control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DebtBondage</text:p>
              <text:p>TakesEarnings</text:p>
              <text:p>RestrictsFinancialAccess</text:p>
              <text:p>Threats</text:p>
              <text:p>PsychologicalAbuse</text:p>
              <text:p>PhysicalAbuse</text:p>
              <text:p>SexualAbuse</text:p>
              <text:p>FalsePromises</text:p>
              <text:p>PsychoactiveSubstances</text:p>
              <text:p>RestrictsMovement</text:p>
              <text:p>RestrictsMedicalCare</text:p>
              <text:p>ExcessiveWorkingHours</text:p>
              <text:p>UsesChildren</text:p>
              <text:p>ThreatOfLawEnforcement</text:p>
              <text:p>WithholdsNecessities</text:p>
              <text:p>WithholdsDocuments</text:p>
              <text:p>Other</text:p>
            </table:table-cell>
            <table:table-cell office:value-type="string" table:style-name="ce6">
              <text:p>Debt Bondage</text:p>
              <text:p>Takes Earnings</text:p>
              <text:p>Restricts Financial Access</text:p>
              <text:p>Control Threats</text:p>
              <text:p>Psychological Abuse</text:p>
              <text:p>Physical Abuse</text:p>
              <text:p>Sexual Abuse</text:p>
              <text:p>False Promises</text:p>
              <text:p>Psychoactive Substances</text:p>
              <text:p>Restricts Movement</text:p>
              <text:p>Restricts Medical Care</text:p>
              <text:p>Excessive Working Hours</text:p>
              <text:p>Uses Children</text:p>
              <text:p>Threat Of Law Enforcement</text:p>
              <text:p>Withholds Necessities</text:p>
              <text:p>Withholds Documents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10">
            <table:table-cell table:number-columns-repeated="3" table:style-name="ce6"/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TypeOfExploitation</text:p>
            </table:table-cell>
            <table:table-cell office:value-type="string" table:style-name="ce6">
              <text:p>Type of Exploitation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Forced labour</text:p>
              <text:p>Sexual exploitation</text:p>
              <text:p>Forced marriage</text:p>
              <text:p>Forced military service</text:p>
              <text:p>Slavery and similar practices</text:p>
              <text:p>Organ removal</text:p>
              <text:p>Begging</text:p>
              <text:p>Illicit activities</text:p>
              <text:p>Other</text:p>
            </table:table-cell>
            <table:table-cell office:value-type="string" table:style-name="ce6">
              <text:p>Forced labour</text:p>
              <text:p>Sexual exploitation</text:p>
              <text:p>Forced marriage</text:p>
              <text:p>Forced military service</text:p>
              <text:p>Slavery and similar practices</text:p>
              <text:p>Organ removal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11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Labour Industry</text:p>
            </table:table-cell>
            <table:table-cell office:value-type="string" table:style-name="ce6">
              <text:p>Labour Industry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A_AgricultureForestryAndFishing</text:p>
              <text:p>B_MiningAndQuarrying</text:p>
              <text:p>C_Manufacturing</text:p>
              <text:p>D_ElectricityGasSteamAndAirConditioningSupply</text:p>
              <text:p>E_WaterSupplySewerageWasteManagement</text:p>
              <text:p>F_Construction</text:p>
              <text:p>G_WholesaleAndRetailTradeRepairOfMotorVehicles</text:p>
              <text:p>H_TransportationAndStorage</text:p>
              <text:p>I_AccommodationAndFoodServiceActivities</text:p>
              <text:p>J_InformationAndCommunication</text:p>
              <text:p>K_FinancialAndInsuranceActivities</text:p>
              <text:p>L_RealEstateActivities</text:p>
              <text:p>M_ProfessionalScientificAndTechnicalActivities</text:p>
              <text:p>N_AdministrativeAndSupportServiceActivities</text:p>
              <text:p>O_PublicAdministrationAndDefence</text:p>
              <text:p>P_Education</text:p>
              <text:p>Q_HumanHealthAndSocialWorkActivities</text:p>
              <text:p>R_ArtsEntertainmentAndRecreation</text:p>
              <text:p>S_OtherServiceActivities</text:p>
              <text:p>T_ActivitiesOfHouseholdsAsEmployers</text:p>
              <text:p>U_ActivitiesOfExtraterritorialOrganizations</text:p>
            </table:table-cell>
            <table:table-cell office:value-type="string" table:style-name="ce6">
              <text:p>Agriculture, forestry and fishing</text:p>
              <text:p>Mining and quarrying</text:p>
              <text:p>Manufacturing</text:p>
              <text:p>Electricity, gas, steam and air conditioning supply</text:p>
              <text:p>Water supply; sewerage, waste management and remediation</text:p>
              <text:p>Construction</text:p>
              <text:p>Wholesale and retail trade; repair of motor vehicles and motorcycles</text:p>
              <text:p>Transportation and storage</text:p>
              <text:p>Accommodation and food service activities</text:p>
              <text:p>Information and communication</text:p>
              <text:p>Financial and insurance activities</text:p>
              <text:p>Real estate activities</text:p>
              <text:p>Professional, scientific and technical activities</text:p>
              <text:p>Administrative and support service activities</text:p>
              <text:p>Public administration and defence; compulsory social security</text:p>
              <text:p>Education</text:p>
              <text:p>Human health and social work activities</text:p>
              <text:p>Arts, entertainment and recreation</text:p>
              <text:p>Other service activities</text:p>
              <text:p>Activities of households as employers; undifferentiated goods- and services- producing activities of households for own use</text:p>
              <text:p>Activities of extraterritorial organizations and bodies</text:p>
            </table:table-cell>
            <table:table-cell table:style-name="ce1"/>
            <table:table-cell office:value-type="string" table:style-name="ce6">
              <text:p>Reference: ISIC v4</text:p>
            </table:table-cell>
            <table:table-cell table:number-columns-repeated="18" table:style-name="ce6"/>
            <table:table-cell table:number-columns-repeated="16353"/>
          </table:table-row>
          <table:table-row table:style-name="ro7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TypeOfSexExploitation</text:p>
            </table:table-cell>
            <table:table-cell office:value-type="string" table:style-name="ce6">
              <text:p>Type of Sex Exploitation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Prostitution</text:p>
              <text:p>Pornography</text:p>
              <text:p>RemoteInteractiveServices</text:p>
              <text:p>PrivateSexualServices</text:p>
            </table:table-cell>
            <table:table-cell office:value-type="string" table:style-name="ce6">
              <text:p>Prostitution</text:p>
              <text:p>Pornography</text:p>
              <text:p>Remote Interactive Services</text:p>
              <text:p>Private Sexual Services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LocationOfExploitation</text:p>
            </table:table-cell>
            <table:table-cell office:value-type="string" table:style-name="ce6">
              <text:p>Location of Exploitation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Lookup [to organisation]</text:p>
            </table:table-cell>
            <table:table-cell table:style-name="ce9"/>
            <table:table-cell table:number-columns-repeated="21" table:style-name="ce6"/>
            <table:table-cell table:number-columns-repeated="16353"/>
          </table:table-row>
          <table:table-row table:style-name="ro2">
            <table:table-cell table:style-name="ce6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ExploitationWebsitesAndApps</text:p>
            </table:table-cell>
            <table:table-cell office:value-type="string" table:style-name="ce6">
              <text:p>Exploitation Websites and Apps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9">
              <text:p>Facebook</text:p>
              <text:p>Instagram</text:p>
              <text:p>WhatsApp</text:p>
              <text:p>Telegram</text:p>
              <text:p>Facebook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office:value-type="string" table:style-name="ce9">
              <text:p>Facebook</text:p>
              <text:p>Instagram</text:p>
              <text:p>WhatsApp</text:p>
              <text:p>Telegram</text:p>
              <text:p>Facebook Messenger</text:p>
              <text:p>Viber</text:p>
              <text:p>SnapChat</text:p>
              <text:p>Line</text:p>
              <text:p>4Sale</text:p>
              <text:p>WeChat</text:p>
              <text:p>QQ</text:p>
              <text:p>QZone</text:p>
              <text:p>TikTok</text:p>
              <text:p>Twitter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12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9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Vulnerabilities</text:p>
            </table:table-cell>
            <table:table-cell office:value-type="string" table:style-name="ce6">
              <text:p>Vulnerabilities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9">
              <text:p>Addiction</text:p>
              <text:p>Caste</text:p>
              <text:p>Discrimination</text:p>
              <text:p>Poverty</text:p>
              <text:p>DisabilityAndPhysicalHealth</text:p>
              <text:p>Mental health</text:p>
              <text:p>Migration</text:p>
              <text:p>Homelessness</text:p>
              <text:p>AbuseSocialMedia</text:p>
              <text:p>AbusePhysical</text:p>
              <text:p>Education</text:p>
              <text:p>Work environment</text:p>
            </table:table-cell>
            <table:table-cell office:value-type="string" table:style-name="ce9">
              <text:p>Addiction</text:p>
              <text:p>Caste</text:p>
              <text:p>Discrimination</text:p>
              <text:p>Poverty</text:p>
              <text:p>Disability and physical health</text:p>
              <text:p>Mental health</text:p>
              <text:p>Migration</text:p>
              <text:p>Homelessness</text:p>
              <text:p>Abuse - social media</text:p>
              <text:p>Abuse - physical</text:p>
              <text:p>Education</text:p>
              <text:p>Work environment</text:p>
            </table:table-cell>
            <table:table-cell table:number-columns-repeated="20" table:style-name="ce9"/>
            <table:table-cell table:number-columns-repeated="16353"/>
          </table:table-row>
          <table:table-row table:style-name="ro2">
            <table:table-cell table:style-name="ce12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9">
              <text:p>Data</text:p>
            </table:table-cell>
            <table:table-cell office:value-type="string" table:style-name="ce6">
              <text:p>vic_</text:p>
            </table:table-cell>
            <table:table-cell office:value-type="string" table:style-name="ce6">
              <text:p>DetailsOfVulnerabilities</text:p>
            </table:table-cell>
            <table:table-cell office:value-type="string" table:style-name="ce6">
              <text:p>Details Of Vulnerabilities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9"/>
            <table:table-cell table:number-columns-repeated="16353"/>
          </table:table-row>
          <table:table-row table:style-name="ro3">
            <table:table-cell office:value-type="string" table:style-name="ce4">
              <text:p>Historic Trafficking Events</text:p>
            </table:table-cell>
            <table:table-cell table:number-columns-repeated="30" table:style-name="ce5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Longitude</text:p>
            </table:table-cell>
            <table:table-cell office:value-type="string" table:style-name="ce6">
              <text:p>Long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Latitude</text:p>
            </table:table-cell>
            <table:table-cell office:value-type="string" table:style-name="ce6">
              <text:p>Latitude</text:p>
            </table:table-cell>
            <table:table-cell office:value-type="string" table:style-name="ce6">
              <text:p>Number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City</text:p>
            </table:table-cell>
            <table:table-cell office:value-type="string" table:style-name="ce6">
              <text:p>Cit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Country</text:p>
            </table:table-cell>
            <table:table-cell office:value-type="string" table:style-name="ce6">
              <text:p>Country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State</text:p>
            </table:table-cell>
            <table:table-cell office:value-type="string" table:style-name="ce6">
              <text:p>Stat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Street</text:p>
            </table:table-cell>
            <table:table-cell office:value-type="string" table:style-name="ce6">
              <text:p>Street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PostalCode</text:p>
            </table:table-cell>
            <table:table-cell office:value-type="string" table:style-name="ce6">
              <text:p>PostalCode</text:p>
            </table:table-cell>
            <table:table-cell office:value-type="string" table:style-name="ce6">
              <text:p>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9">
              <text:p>Type</text:p>
            </table:table-cell>
            <table:table-cell office:value-type="string" table:style-name="ce6">
              <text:p>Type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Recruitment</text:p>
              <text:p>Transit</text:p>
              <text:p>Exploitation</text:p>
            </table:table-cell>
            <table:table-cell office:value-type="string" table:style-name="ce6">
              <text:p>Recruitment</text:p>
              <text:p>Transit</text:p>
              <text:p>Exploitation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table:style-name="ce6"/>
            <table:table-cell office:value-type="string" table:style-name="ce6">
              <text:p>hte_</text:p>
            </table:table-cell>
            <table:table-cell office:value-type="string" table:style-name="ce6">
              <text:p>Description</text:p>
            </table:table-cell>
            <table:table-cell office:value-type="string" table:style-name="ce6">
              <text:p>Description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1">
            <table:table-cell office:value-type="string" table:style-name="ce4">
              <text:p>Person -</text:p>
              <text:p>Perpetrator Context</text:p>
            </table:table-cell>
            <table:table-cell table:number-columns-repeated="30" table:style-name="ce5"/>
            <table:table-cell table:number-columns-repeated="16353"/>
          </table:table-row>
          <table:table-row table:style-name="ro8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er_</text:p>
            </table:table-cell>
            <table:table-cell office:value-type="string" table:style-name="ce6">
              <text:p>RoleInProcess</text:p>
            </table:table-cell>
            <table:table-cell office:value-type="string" table:style-name="ce6">
              <text:p>Role in Process</text:p>
            </table:table-cell>
            <table:table-cell office:value-type="string" table:style-name="ce6">
              <text:p>Multiselect 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TravellingPartner</text:p>
              <text:p>Transporter</text:p>
              <text:p>RecruiterOrIntermediary</text:p>
              <text:p>BrokerTravelAgent</text:p>
              <text:p>TransferredIndividual</text:p>
              <text:p>HarbouredIndividual</text:p>
              <text:p>SoldIndividual</text:p>
              <text:p>BoughtIndividual</text:p>
              <text:p>ReceivedIndividual</text:p>
              <text:p>ControlledIndividual</text:p>
              <text:p>Smuggler</text:p>
              <text:p>Abuser</text:p>
              <text:p>Kidnapper</text:p>
              <text:p>Exploiter</text:p>
              <text:p>Other</text:p>
            </table:table-cell>
            <table:table-cell office:value-type="string" table:style-name="ce6">
              <text:p>Travelling Partner</text:p>
              <text:p>Transporter</text:p>
              <text:p>Recruiter Or Intermediary</text:p>
              <text:p>Broker Travel Agent</text:p>
              <text:p>Transferred Individual</text:p>
              <text:p>Harboured Individual</text:p>
              <text:p>Sold Individual</text:p>
              <text:p>Bought Individual</text:p>
              <text:p>Received Individual</text:p>
              <text:p>Controlled Individual</text:p>
              <text:p>Smuggler</text:p>
              <text:p>Abuser</text:p>
              <text:p>Kidnapper</text:p>
              <text:p>Exploiter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er_</text:p>
            </table:table-cell>
            <table:table-cell office:value-type="string" table:style-name="ce6">
              <text:p>RoleDetails</text:p>
            </table:table-cell>
            <table:table-cell office:value-type="string" table:style-name="ce6">
              <text:p>Role Details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Detailed description of the the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Data</text:p>
            </table:table-cell>
            <table:table-cell office:value-type="string" table:style-name="ce6">
              <text:p>per_</text:p>
            </table:table-cell>
            <table:table-cell office:value-type="string" table:style-name="ce6">
              <text:p>Organisation</text:p>
            </table:table-cell>
            <table:table-cell table:number-columns-repeated="25" table:style-name="ce6"/>
            <table:table-cell table:number-columns-repeated="16353"/>
          </table:table-row>
        </table:table-row-group>
        <table:table-row table:style-name="ro2">
          <table:table-cell office:value-type="string" table:style-name="ce4">
            <text:p>Case</text:p>
          </table:table-cell>
          <table:table-cell table:number-columns-repeated="30" table:style-name="ce4"/>
          <table:table-cell table:number-columns-repeated="16353"/>
        </table:table-row>
        <table:table-row-group>
          <table:table-row table:style-name="ro7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Status</text:p>
            </table:table-cell>
            <table:table-cell office:value-type="string" table:style-name="ce6">
              <text:p>Status</text:p>
            </table:table-cell>
            <table:table-cell office:value-type="string" table:style-name="ce6">
              <text:p>Picklist</text:p>
            </table:table-cell>
            <table:table-cell office:value-type="string" table:style-name="ce9">
              <text:p>Standard [custom values]</text:p>
            </table:table-cell>
            <table:table-cell office:value-type="string" table:style-name="ce6">
              <text:p>Active</text:p>
              <text:p>FollowUp</text:p>
              <text:p>Closed</text:p>
              <text:p>ClosedReferred</text:p>
            </table:table-cell>
            <table:table-cell office:value-type="string" table:style-name="ce6">
              <text:p>Active</text:p>
              <text:p>FollowUp</text:p>
              <text:p>Closed</text:p>
              <text:p>ClosedReferred</text:p>
            </table:table-cell>
            <table:table-cell table:number-columns-repeated="20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ferringOrganisation</text:p>
            </table:table-cell>
            <table:table-cell office:value-type="string" table:style-name="ce6">
              <text:p>Referring Organisation</text:p>
            </table:table-cell>
            <table:table-cell office:value-type="string" table:style-name="ce6">
              <text:p>Lookup [to organisation]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The organisation referring the case.</text:p>
            </table:table-cell>
            <table:table-cell table:number-columns-repeated="19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IncomingReferralDate</text:p>
            </table:table-cell>
            <table:table-cell office:value-type="string" table:style-name="ce6">
              <text:p>Incoming Referral 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The date that the organisation accepted an incoming case referral from another organisation.</text:p>
            </table:table-cell>
            <table:table-cell table:number-columns-repeated="19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ferringPrimaryCaseWorker</text:p>
            </table:table-cell>
            <table:table-cell office:value-type="string" table:style-name="ce6">
              <text:p>Referring Primary Case Worker</text:p>
            </table:table-cell>
            <table:table-cell office:value-type="string" table:style-name="ce6">
              <text:p>Lookup [to person]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asonForIncomingReferral</text:p>
            </table:table-cell>
            <table:table-cell office:value-type="string" table:style-name="ce6">
              <text:p>Reason for Incoming Referral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AdditionalServicesRequired</text:p>
              <text:p>MigrationOrChangeOfLocation</text:p>
              <text:p>Other</text:p>
            </table:table-cell>
            <table:table-cell office:value-type="string" table:style-name="ce6">
              <text:p>Additional Services Required</text:p>
              <text:p>Migration or Change of Location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IncomingReferralDetails</text:p>
            </table:table-cell>
            <table:table-cell office:value-type="string" table:style-name="ce6">
              <text:p>Incoming Referral Details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Detailed information about the incoming referral including special arrangements and logistics.</text:p>
            </table:table-cell>
            <table:table-cell table:number-columns-repeated="19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ferredOrganisation</text:p>
            </table:table-cell>
            <table:table-cell office:value-type="string" table:style-name="ce6">
              <text:p>Referred Organisation</text:p>
            </table:table-cell>
            <table:table-cell office:value-type="string" table:style-name="ce6">
              <text:p>Lookup [to organisation]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The organisation who is receiving the referred case.</text:p>
            </table:table-cell>
            <table:table-cell office:value-type="string" table:style-name="ce6">
              <text:p>There may be multiple referred organisations.</text:p>
            </table:table-cell>
            <table:table-cell table:number-columns-repeated="18" table:style-name="ce6"/>
            <table:table-cell table:number-columns-repeated="16353"/>
          </table:table-row>
          <table:table-row table:style-name="ro2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ferredPrimaryCaseWorker</text:p>
            </table:table-cell>
            <table:table-cell office:value-type="string" table:style-name="ce6">
              <text:p>Referred Primary Case Worker</text:p>
            </table:table-cell>
            <table:table-cell office:value-type="string" table:style-name="ce6">
              <text:p>Lookup [to person]</text:p>
            </table:table-cell>
            <table:table-cell office:value-type="string" table:style-name="ce6">
              <text:p>Custom</text:p>
            </table:table-cell>
            <table:table-cell table:number-columns-repeated="22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ReasonForOutgoingReferral</text:p>
            </table:table-cell>
            <table:table-cell office:value-type="string" table:style-name="ce6">
              <text:p>Reason for Outgoing Referral</text:p>
            </table:table-cell>
            <table:table-cell office:value-type="string" table:style-name="ce6">
              <text:p>Picklist</text:p>
            </table:table-cell>
            <table:table-cell office:value-type="string" table:style-name="ce6">
              <text:p>Custom</text:p>
            </table:table-cell>
            <table:table-cell office:value-type="string" table:style-name="ce6">
              <text:p>AdditionalServicesRequired</text:p>
              <text:p>MigrationOrChangeOfLocation</text:p>
              <text:p>Other</text:p>
            </table:table-cell>
            <table:table-cell office:value-type="string" table:style-name="ce6">
              <text:p>Additional Services Required</text:p>
              <text:p>Migration or Change of Location</text:p>
              <text:p>Other</text:p>
            </table:table-cell>
            <table:table-cell table:number-columns-repeated="20" table:style-name="ce6"/>
            <table:table-cell table:number-columns-repeated="16353"/>
          </table:table-row>
          <table:table-row table:style-name="ro3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OutgoingReferralDate</text:p>
            </table:table-cell>
            <table:table-cell office:value-type="string" table:style-name="ce6">
              <text:p>Outgoing Referral Date</text:p>
            </table:table-cell>
            <table:table-cell office:value-type="string" table:style-name="ce6">
              <text:p>Date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The date that the organisation made an outgoing case referral to another organisation.</text:p>
            </table:table-cell>
            <table:table-cell office:value-type="string" table:style-name="ce6">
              <text:p>There may be multiple referred organisations.</text:p>
            </table:table-cell>
            <table:table-cell table:number-columns-repeated="18" table:style-name="ce6"/>
            <table:table-cell table:number-columns-repeated="16353"/>
          </table:table-row>
          <table:table-row table:style-name="ro1">
            <table:table-cell table:style-name="ce7"/>
            <table:table-cell office:value-type="string" table:style-name="ce6">
              <text:p>DRAFT</text:p>
            </table:table-cell>
            <table:table-cell office:value-type="string" table:style-name="ce6">
              <text:p>Core</text:p>
            </table:table-cell>
            <table:table-cell office:value-type="string" table:style-name="ce6">
              <text:p>Process</text:p>
            </table:table-cell>
            <table:table-cell office:value-type="string" table:style-name="ce6">
              <text:p>cas_</text:p>
            </table:table-cell>
            <table:table-cell office:value-type="string" table:style-name="ce6">
              <text:p>OutgoingReferralDetails</text:p>
            </table:table-cell>
            <table:table-cell office:value-type="string" table:style-name="ce6">
              <text:p>Outgoing Referral Details</text:p>
            </table:table-cell>
            <table:table-cell office:value-type="string" table:style-name="ce6">
              <text:p>Long Text</text:p>
            </table:table-cell>
            <table:table-cell office:value-type="string" table:style-name="ce6">
              <text:p>Custom</text:p>
            </table:table-cell>
            <table:table-cell table:number-columns-repeated="2" table:style-name="ce6"/>
            <table:table-cell office:value-type="string" table:style-name="ce6">
              <text:p>Detailed information about the outgoing referral including special arrangements and logistics.</text:p>
            </table:table-cell>
            <table:table-cell office:value-type="string" table:style-name="ce6">
              <text:p>There may be multiple referred organisations.</text:p>
            </table:table-cell>
            <table:table-cell table:number-columns-repeated="18" table:style-name="ce6"/>
            <table:table-cell table:number-columns-repeated="16353"/>
          </table:table-row>
        </table:table-row-group>
        <table:table-row table:style-name="ro2">
          <table:table-cell table:style-name="ce13"/>
          <table:table-cell office:value-type="string" table:style-name="ce6">
            <text:p>DRAFT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rocess</text:p>
          </table:table-cell>
          <table:table-cell office:value-type="string" table:style-name="ce6">
            <text:p>cas_</text:p>
          </table:table-cell>
          <table:table-cell office:value-type="string" table:style-name="ce6">
            <text:p>ReasonForCaseClosure</text:p>
          </table:table-cell>
          <table:table-cell office:value-type="string" table:style-name="ce6">
            <text:p>Reason for Case Closure</text:p>
          </table:table-cell>
          <table:table-cell office:value-type="string" table:style-name="ce6">
            <text:p>Long Text</text:p>
          </table:table-cell>
          <table:table-cell office:value-type="string" table:style-name="ce6">
            <text:p>Custom</text:p>
          </table:table-cell>
          <table:table-cell table:number-columns-repeated="22" table:style-name="ce6"/>
          <table:table-cell table:number-columns-repeated="16353"/>
        </table:table-row>
        <table:table-row table:style-name="ro2">
          <table:table-cell table:style-name="ce13"/>
          <table:table-cell table:number-columns-repeated="2" table:style-name="ce6"/>
          <table:table-cell table:style-name="ce1"/>
          <table:table-cell table:number-columns-repeated="27" table:style-name="ce6"/>
          <table:table-cell table:number-columns-repeated="16353"/>
        </table:table-row>
        <table:table-row table:style-name="ro2">
          <table:table-cell table:style-name="ce13"/>
          <table:table-cell table:number-columns-repeated="30" table:style-name="ce6"/>
          <table:table-cell table:number-columns-repeated="16353"/>
        </table:table-row>
        <table:table-row table:style-name="ro3">
          <table:table-cell office:value-type="string" table:style-name="ce7">
            <text:p>Not included in this release</text:p>
          </table:table-cell>
          <table:table-cell table:number-columns-repeated="30" table:style-name="ce6"/>
          <table:table-cell table:number-columns-repeated="16353"/>
        </table:table-row>
        <table:table-row table:style-name="ro2">
          <table:table-cell office:value-type="string" table:style-name="ce14">
            <text:p>Case Comment</text:p>
          </table:table-cell>
          <table:table-cell table:number-columns-repeated="30" table:style-name="ce6"/>
          <table:table-cell table:number-columns-repeated="16353"/>
        </table:table-row>
        <table:table-row table:style-name="ro2">
          <table:table-cell table:style-name="ce7"/>
          <table:table-cell table:number-columns-repeated="30" table:style-name="ce6"/>
          <table:table-cell table:number-columns-repeated="16353"/>
        </table:table-row>
        <table:table-row table:style-name="ro2">
          <table:table-cell office:value-type="string" table:style-name="ce14">
            <text:p>Support Plans</text:p>
          </table:table-cell>
          <table:table-cell table:number-columns-repeated="30" table:style-name="ce6"/>
          <table:table-cell table:number-columns-repeated="16353"/>
        </table:table-row>
        <table:table-row table:number-rows-repeated="950" table:style-name="ro2">
          <table:table-cell table:style-name="ce7"/>
          <table:table-cell table:number-columns-repeated="30" table:style-name="ce6"/>
          <table:table-cell table:number-columns-repeated="16353"/>
        </table:table-row>
        <table:table-row table:number-rows-repeated="1047547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Monaco" svg:font-family="Monaco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dc:creator>Claire GALEZ-DAVIS</dc:creator>
    <meta:creation-date>2020-02-09T17:03:47Z</meta:creation-date>
    <dc:date>2020-02-10T15:49:11Z</dc:date>
  </office:meta>
</office:document-meta>
</file>